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-color="#ccffff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measure">
      <style:graphic-properties draw:textarea-horizontal-align="center" draw:textarea-vertical-align="middle"/>
    </style:style>
    <style:style style:name="gr4" style:family="graphic" style:parent-style-name="standard">
      <style:graphic-properties draw:fill-color="#e6e6ff" draw:textarea-horizontal-align="justify" draw:textarea-vertical-align="middle" draw:auto-grow-height="false"/>
    </style:style>
    <style:style style:name="gr5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fill-color="#eb613d" draw:textarea-horizontal-align="justify" draw:textarea-vertical-align="middle" draw:auto-grow-height="false"/>
    </style:style>
    <style:style style:name="gr7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8" style:family="graphic" style:parent-style-name="standard">
      <style:graphic-properties draw:fill-color="#2300dc" draw:textarea-horizontal-align="justify" draw:textarea-vertical-align="middle" draw:auto-grow-height="false"/>
    </style:style>
    <style:style style:name="gr9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text-align="center"/>
      <style:text-properties fo:font-size="14pt" style:font-size-asian="18pt" style:font-weight-asian="normal" style:font-size-complex="18pt"/>
    </style:style>
    <style:style style:name="P4" style:family="paragraph">
      <style:paragraph-properties fo:text-align="center"/>
      <style:text-properties fo:font-size="8pt" style:font-size-asian="18pt" style:font-weight-asian="normal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cm" svg:height="11.8cm" svg:x="1.27cm" svg:y="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9cm" svg:height="11.8cm" svg:x="11.02cm" svg:y="2cm">
          <text:p/>
          <draw:enhanced-geometry svg:viewBox="0 0 21600 21600" draw:type="rectangle" draw:enhanced-path="M 0 0 L 21600 0 21600 21600 0 21600 0 0 Z N"/>
        </draw:custom-shape>
        <draw:measure draw:style-name="gr3" draw:text-style-name="P1" draw:layer="measurelines" svg:x1="1.27cm" svg:y1="2.5cm" svg:x2="10.27cm" svg:y2="2.5cm">
          <text:p text:style-name="P2"><text:measure text:kind="gap"/>Client</text:p>
        </draw:measure>
        <draw:measure draw:style-name="gr3" draw:text-style-name="P1" draw:layer="layout" svg:x1="11cm" svg:y1="2.5cm" svg:x2="20cm" svg:y2="2.5cm">
          <text:p text:style-name="P2"><text:measure text:kind="gap"/>Server</text:p>
        </draw:measure>
        <draw:custom-shape draw:style-name="gr4" draw:text-style-name="P1" draw:layer="layout" svg:width="2cm" svg:height="1cm" svg:x="17.77cm" svg:y="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5" draw:text-style-name="P1" draw:layer="layout" svg:x1="18.27cm" svg:y1="5cm" svg:x2="16.77cm" svg:y2="4cm">
          <text:p/>
        </draw:line>
        <draw:line draw:style-name="gr5" draw:text-style-name="P1" draw:layer="layout" svg:x1="17.77cm" svg:y1="6cm" svg:x2="16.77cm" svg:y2="7.25cm">
          <text:p/>
        </draw:line>
        <draw:line draw:style-name="gr5" draw:text-style-name="P1" draw:layer="layout" svg:x1="18.77cm" svg:y1="6cm" svg:x2="16.77cm" svg:y2="11.25cm">
          <text:p/>
        </draw:line>
        <draw:custom-shape draw:style-name="gr6" draw:text-style-name="P1" draw:layer="layout" svg:width="1.5cm" svg:height="1.5cm" svg:x="15.27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5cm" svg:height="1.5cm" svg:x="15.395cm" svg:y="11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5cm" svg:height="1.5cm" svg:x="15.395cm" svg:y="7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2cm" svg:height="1cm" svg:x="15.02cm" svg:y="2cm">
          <text:p text:style-name="P3">Models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5cm" svg:height="1.5cm" svg:x="8.02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5cm" svg:height="1.5cm" svg:x="8.145cm" svg:y="1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5cm" svg:height="1.5cm" svg:x="8.145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2cm" svg:height="1cm" svg:x="7.77cm" svg:y="2cm">
          <text:p text:style-name="P1">Models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5cm" svg:height="1.5cm" svg:x="13.27cm" svg:y="4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1.5cm" svg:height="1.5cm" svg:x="13.395cm" svg:y="1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1.5cm" svg:height="1.5cm" svg:x="13.395cm" svg:y="7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2cm" svg:height="1cm" svg:x="13.02cm" svg:y="2cm">
          <text:p text:style-name="P3">Views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5cm" svg:height="1.5cm" svg:x="11.27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.5cm" svg:height="1.5cm" svg:x="11.27cm" svg:y="1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.5cm" svg:height="1.5cm" svg:x="11.27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2cm" svg:height="1cm" svg:x="11.02cm" svg:y="2cm">
          <text:p text:style-name="P3">Controls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9.77cm" svg:y1="3.75cm" svg:x2="11.27cm" svg:y2="3.75cm">
          <text:p/>
        </draw:line>
        <draw:line draw:style-name="gr9" draw:text-style-name="P1" draw:layer="layout" svg:x1="9.77cm" svg:y1="8cm" svg:x2="11.27cm" svg:y2="7.25cm">
          <text:p/>
        </draw:line>
        <draw:line draw:style-name="gr9" draw:text-style-name="P1" draw:layer="layout" svg:x1="9.77cm" svg:y1="12cm" svg:x2="11.27cm" svg:y2="11.25cm">
          <text:p/>
        </draw:line>
        <draw:line draw:style-name="gr9" draw:text-style-name="P1" draw:layer="layout" svg:x1="13.02cm" svg:y1="3.75cm" svg:x2="15.02cm" svg:y2="3.75cm">
          <text:p/>
        </draw:line>
        <draw:line draw:style-name="gr9" draw:text-style-name="P1" draw:layer="layout" svg:x1="15.27cm" svg:y1="4.25cm" svg:x2="14.52cm" svg:y2="4.75cm">
          <text:p/>
        </draw:line>
        <draw:line draw:style-name="gr9" draw:text-style-name="P1" draw:layer="layout" svg:x1="13.02cm" svg:y1="5cm" svg:x2="9.52cm" svg:y2="4.25cm">
          <text:p/>
        </draw:line>
        <draw:line draw:style-name="gr9" draw:text-style-name="P1" draw:layer="layout" svg:x1="13.02cm" svg:y1="6.75cm" svg:x2="15.27cm" svg:y2="7.5cm">
          <text:p/>
        </draw:line>
        <draw:line draw:style-name="gr9" draw:text-style-name="P1" draw:layer="layout" svg:x1="15.52cm" svg:y1="8.25cm" svg:x2="14.52cm" svg:y2="8.5cm">
          <text:p/>
        </draw:line>
        <draw:line draw:style-name="gr9" draw:text-style-name="P1" draw:layer="layout" svg:x1="13.27cm" svg:y1="8.75cm" svg:x2="9.77cm" svg:y2="8.5cm">
          <text:p/>
        </draw:line>
        <draw:line draw:style-name="gr9" draw:text-style-name="P1" draw:layer="layout" svg:x1="13.02cm" svg:y1="10.75cm" svg:x2="15.27cm" svg:y2="11.5cm">
          <text:p/>
        </draw:line>
        <draw:line draw:style-name="gr9" draw:text-style-name="P1" draw:layer="layout" svg:x1="15.52cm" svg:y1="12cm" svg:x2="14.52cm" svg:y2="12.5cm">
          <text:p/>
        </draw:line>
        <draw:line draw:style-name="gr9" draw:text-style-name="P1" draw:layer="layout" svg:x1="13.27cm" svg:y1="12.75cm" svg:x2="9.77cm" svg:y2="12.5cm">
          <text:p/>
        </draw:line>
        <draw:custom-shape draw:style-name="gr4" draw:text-style-name="P1" draw:layer="layout" svg:width="1.5cm" svg:height="1.5cm" svg:x="2.27cm" svg:y="7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2cm" svg:height="1cm" svg:x="2.02cm" svg:y="2cm">
          <text:p text:style-name="P1">Controllers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5cm" svg:height="1.5cm" svg:x="5.02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1.5cm" svg:height="1.5cm" svg:x="5.02cm" svg:y="1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2cm" svg:height="1cm" svg:x="5.02cm" svg:y="2cm">
          <text:p text:style-name="P1">Views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1.52cm" svg:y1="8cm" svg:x2="2.52cm" svg:y2="8cm">
          <text:p/>
        </draw:line>
        <draw:line draw:style-name="gr9" draw:text-style-name="P1" draw:layer="layout" svg:x1="3.77cm" svg:y1="7.5cm" svg:x2="5.27cm" svg:y2="6.25cm">
          <text:p/>
        </draw:line>
        <draw:line draw:style-name="gr9" draw:text-style-name="P1" draw:layer="layout" svg:x1="3.52cm" svg:y1="8.75cm" svg:x2="5.27cm" svg:y2="11.75cm">
          <text:p/>
        </draw:line>
        <draw:line draw:style-name="gr5" draw:text-style-name="P1" draw:layer="layout" svg:x1="6.52cm" svg:y1="5.25cm" svg:x2="8.02cm" svg:y2="4.25cm">
          <text:p/>
        </draw:line>
        <draw:line draw:style-name="gr5" draw:text-style-name="P1" draw:layer="layout" svg:x1="6.27cm" svg:y1="6.5cm" svg:x2="8.27cm" svg:y2="8cm">
          <text:p/>
        </draw:line>
        <draw:line draw:style-name="gr5" draw:text-style-name="P1" draw:layer="layout" svg:x1="6.77cm" svg:y1="12.25cm" svg:x2="8.27cm" svg:y2="12.25cm">
          <text:p/>
        </draw:line>
        <draw:line draw:style-name="gr9" draw:text-style-name="P1" draw:layer="layout" svg:x1="4.77cm" svg:y1="5.75cm" svg:x2="1.52cm" svg:y2="5.75cm">
          <text:p/>
        </draw:line>
        <draw:line draw:style-name="gr9" draw:text-style-name="P1" draw:layer="layout" svg:x1="4.77cm" svg:y1="12.5cm" svg:x2="1.52cm" svg:y2="12.5cm">
          <text:p/>
        </draw:line>
        <draw:custom-shape draw:style-name="gr7" draw:text-style-name="P4" draw:layer="layout" svg:width="2cm" svg:height="1cm" svg:x="9.52cm" svg:y="3cm">
          <text:p text:style-name="P4">REST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cm" svg:height="1cm" svg:x="9.27cm" svg:y="6.75cm">
          <text:p text:style-name="P4">REST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cm" svg:height="1cm" svg:x="9.52cm" svg:y="10.75cm">
          <text:p text:style-name="P4">REST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cm" svg:height="1cm" svg:x="10.27cm" svg:y="4.5cm">
          <text:p text:style-name="P4">JSON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cm" svg:height="1cm" svg:x="10.77cm" svg:y="8.5cm">
          <text:p text:style-name="P4">JSON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cm" svg:height="1cm" svg:x="10.77cm" svg:y="12.5cm">
          <text:p text:style-name="P4">JSON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.27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6-19T16:58:25</meta:creation-date>
    <dc:date>2011-06-19T17:47:52</dc:date>
    <meta:editing-duration>PT49M29S</meta:editing-duration>
    <meta:editing-cycles>4</meta:editing-cycles>
    <meta:generator>LibreOffice/3.3$Unix LibreOffice_project/330m19$Build-202</meta:generator>
    <meta:document-statistic meta:object-count="55"/>
  </office:meta>
</office:document-meta>
</file>